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0.05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number-columns-repeated="4" table:default-cell-style-name="ce5"/>
        <table:table-column table:style-name="co5" table:default-cell-style-name="ce10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packages in repository</text:p>
            <text:p>(except “base” system)</text:p>
          </table:table-cell>
          <table:table-cell office:value-type="string" calcext:value-type="string">
            <text:p>R</text:p>
          </table:table-cell>
          <table:table-cell office:value-type="float" office:value="18000" calcext:value-type="float">
            <text:p>18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ffective mean daily rate</text:p>
            <text:p>(after “base” system is emerged)</text:p>
          </table:table-cell>
          <table:table-cell office:value-type="string" calcext:value-type="string">
            <text:p>D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2">
          <table:table-cell table:style-name="ce2"/>
          <table:table-cell table:number-columns-repeated="2"/>
          <table:table-cell table:style-name="ce6"/>
          <table:table-cell table:style-name="ce3"/>
          <table:table-cell table:style-name="ce29"/>
          <table:table-cell table:style-name="ce3" table:number-columns-repeated="1018"/>
        </table:table-row>
        <table:table-row table:style-name="ro2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base” system needs to be emerged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4" table:style-name="ce6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7]+1" office:value-type="float" office:value="2" calcext:value-type="float">
            <text:p>2</text:p>
          </table:table-cell>
          <table:table-cell table:number-columns-repeated="4" table:style-name="ce6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8]+1" office:value-type="float" office:value="3" calcext:value-type="float">
            <text:p>3</text:p>
          </table:table-cell>
          <table:table-cell table:number-columns-repeated="4" table:style-name="ce6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9]+1" office:value-type="float" office:value="4" calcext:value-type="float">
            <text:p>4</text:p>
          </table:table-cell>
          <table:table-cell table:style-name="ce6" table:formula="of:=1-(1-([.$C10]-3)*[.$C$2]/[.$C$1])^[.D$5]" office:value-type="percentage" office:value="0.0333333333333333" calcext:value-type="percentage">
            <text:p>3.3%</text:p>
          </table:table-cell>
          <table:table-cell table:style-name="ce6" table:formula="of:=1-(1-([.$C10]-3)*[.$C$2]/[.$C$1])^[.E$5]" office:value-type="percentage" office:value="0.184055801097394" calcext:value-type="percentage">
            <text:p>18.4%</text:p>
          </table:table-cell>
          <table:table-cell table:style-name="ce6" table:formula="of:=1-(1-([.$C10]-3)*[.$C$2]/[.$C$1])^[.F$5]" office:value-type="percentage" office:value="0.262960627146827" calcext:value-type="percentage">
            <text:p>26.3%</text:p>
          </table:table-cell>
          <table:table-cell table:style-name="ce6" table:formula="of:=1-(1-([.$C10]-3)*[.$C$2]/[.$C$1])^[.G$5]" office:value-type="percentage" office:value="0.334235064277184" calcext:value-type="percentage">
            <text:p>33.4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0]+1" office:value-type="float" office:value="5" calcext:value-type="float">
            <text:p>5</text:p>
          </table:table-cell>
          <table:table-cell table:style-name="ce6" table:formula="of:=1-(1-([.$C11]-3)*[.$C$2]/[.$C$1])^[.D$5]" office:value-type="percentage" office:value="0.0666666666666667" calcext:value-type="percentage">
            <text:p>6.7%</text:p>
          </table:table-cell>
          <table:table-cell table:style-name="ce6" table:formula="of:=1-(1-([.$C11]-3)*[.$C$2]/[.$C$1])^[.E$5]" office:value-type="percentage" office:value="0.338970776406036" calcext:value-type="percentage">
            <text:p>33.9%</text:p>
          </table:table-cell>
          <table:table-cell table:style-name="ce6" table:formula="of:=1-(1-([.$C11]-3)*[.$C$2]/[.$C$1])^[.F$5]" office:value-type="percentage" office:value="0.46255875865427" calcext:value-type="percentage">
            <text:p>46.3%</text:p>
          </table:table-cell>
          <table:table-cell table:style-name="ce6" table:formula="of:=1-(1-([.$C11]-3)*[.$C$2]/[.$C$1])^[.G$5]" office:value-type="percentage" office:value="0.563040365554761" calcext:value-type="percentage">
            <text:p>56.3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1]+1" office:value-type="float" office:value="6" calcext:value-type="float">
            <text:p>6</text:p>
          </table:table-cell>
          <table:table-cell table:style-name="ce6" table:formula="of:=1-(1-([.$C12]-3)*[.$C$2]/[.$C$1])^[.D$5]" office:value-type="percentage" office:value="0.1" calcext:value-type="percentage">
            <text:p>10.0%</text:p>
          </table:table-cell>
          <table:table-cell table:style-name="ce6" table:formula="of:=1-(1-([.$C12]-3)*[.$C$2]/[.$C$1])^[.E$5]" office:value-type="percentage" office:value="0.468559" calcext:value-type="percentage">
            <text:p>46.9%</text:p>
          </table:table-cell>
          <table:table-cell table:style-name="ce6" table:formula="of:=1-(1-([.$C12]-3)*[.$C$2]/[.$C$1])^[.F$5]" office:value-type="percentage" office:value="0.612579511" calcext:value-type="percentage">
            <text:p>61.3%</text:p>
          </table:table-cell>
          <table:table-cell table:style-name="ce6" table:formula="of:=1-(1-([.$C12]-3)*[.$C$2]/[.$C$1])^[.G$5]" office:value-type="percentage" office:value="0.717570463519" calcext:value-type="percentage">
            <text:p>71.8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2]+1" office:value-type="float" office:value="7" calcext:value-type="float">
            <text:p>7</text:p>
          </table:table-cell>
          <table:table-cell table:style-name="ce6" table:formula="of:=1-(1-([.$C13]-3)*[.$C$2]/[.$C$1])^[.D$5]" office:value-type="percentage" office:value="0.133333333333333" calcext:value-type="percentage">
            <text:p>13.3%</text:p>
          </table:table-cell>
          <table:table-cell table:style-name="ce6" table:formula="of:=1-(1-([.$C13]-3)*[.$C$2]/[.$C$1])^[.E$5]" office:value-type="percentage" office:value="0.57624722085048" calcext:value-type="percentage">
            <text:p>57.6%</text:p>
          </table:table-cell>
          <table:table-cell table:style-name="ce6" table:formula="of:=1-(1-([.$C13]-3)*[.$C$2]/[.$C$1])^[.F$5]" office:value-type="percentage" office:value="0.724152635321038" calcext:value-type="percentage">
            <text:p>72.4%</text:p>
          </table:table-cell>
          <table:table-cell table:style-name="ce6" table:formula="of:=1-(1-([.$C13]-3)*[.$C$2]/[.$C$1])^[.G$5]" office:value-type="percentage" office:value="0.820433582163058" calcext:value-type="percentage">
            <text:p>82.0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5" table:formula="of:=[.C13]+1" office:value-type="float" office:value="8" calcext:value-type="float">
            <text:p>8</text:p>
          </table:table-cell>
          <table:table-cell table:style-name="ce23" table:formula="of:=1-(1-([.$C14]-3)*[.$C$2]/[.$C$1])^[.D$5]" office:value-type="percentage" office:value="0.166666666666667" calcext:value-type="percentage">
            <text:p>16.7%</text:p>
          </table:table-cell>
          <table:table-cell table:style-name="ce23" table:formula="of:=1-(1-([.$C14]-3)*[.$C$2]/[.$C$1])^[.E$5]" office:value-type="percentage" office:value="0.665102023319616" calcext:value-type="percentage">
            <text:p>66.5%</text:p>
          </table:table-cell>
          <table:table-cell table:style-name="ce23" table:formula="of:=1-(1-([.$C14]-3)*[.$C$2]/[.$C$1])^[.F$5]" office:value-type="percentage" office:value="0.806193300532185" calcext:value-type="percentage">
            <text:p>80.6%</text:p>
          </table:table-cell>
          <table:table-cell table:style-name="ce23" table:formula="of:=1-(1-([.$C14]-3)*[.$C$2]/[.$C$1])^[.G$5]" office:value-type="percentage" office:value="0.887843345215385" calcext:value-type="percentage">
            <text:p>88.8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4]+1" office:value-type="float" office:value="9" calcext:value-type="float">
            <text:p>9</text:p>
          </table:table-cell>
          <table:table-cell table:style-name="ce6" table:formula="of:=1-(1-([.$C15]-3)*[.$C$2]/[.$C$1])^[.D$5]" office:value-type="percentage" office:value="0.2" calcext:value-type="percentage">
            <text:p>20.0%</text:p>
          </table:table-cell>
          <table:table-cell table:style-name="ce6" table:formula="of:=1-(1-([.$C15]-3)*[.$C$2]/[.$C$1])^[.E$5]" office:value-type="percentage" office:value="0.737856" calcext:value-type="percentage">
            <text:p>73.8%</text:p>
          </table:table-cell>
          <table:table-cell table:style-name="ce6" table:formula="of:=1-(1-([.$C15]-3)*[.$C$2]/[.$C$1])^[.F$5]" office:value-type="percentage" office:value="0.865782272" calcext:value-type="percentage">
            <text:p>86.6%</text:p>
          </table:table-cell>
          <table:table-cell table:style-name="ce6" table:formula="of:=1-(1-([.$C15]-3)*[.$C$2]/[.$C$1])^[.G$5]" office:value-type="percentage" office:value="0.931280523264" calcext:value-type="percentage">
            <text:p>93.1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5]+1" office:value-type="float" office:value="10" calcext:value-type="float">
            <text:p>10</text:p>
          </table:table-cell>
          <table:table-cell table:style-name="ce6" table:formula="of:=1-(1-([.$C16]-3)*[.$C$2]/[.$C$1])^[.D$5]" office:value-type="percentage" office:value="0.233333333333333" calcext:value-type="percentage">
            <text:p>23.3%</text:p>
          </table:table-cell>
          <table:table-cell table:style-name="ce6" table:formula="of:=1-(1-([.$C16]-3)*[.$C$2]/[.$C$1])^[.E$5]" office:value-type="percentage" office:value="0.796932936899863" calcext:value-type="percentage">
            <text:p>79.7%</text:p>
          </table:table-cell>
          <table:table-cell table:style-name="ce6" table:formula="of:=1-(1-([.$C16]-3)*[.$C$2]/[.$C$1])^[.F$5]" office:value-type="percentage" office:value="0.908491964565209" calcext:value-type="percentage">
            <text:p>90.8%</text:p>
          </table:table-cell>
          <table:table-cell table:style-name="ce6" table:formula="of:=1-(1-([.$C16]-3)*[.$C$2]/[.$C$1])^[.G$5]" office:value-type="percentage" office:value="0.958763767883885" calcext:value-type="percentage">
            <text:p>95.9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6" table:formula="of:=[.C16]+1" office:value-type="float" office:value="11" calcext:value-type="float">
            <text:p>11</text:p>
          </table:table-cell>
          <table:table-cell table:style-name="ce21" table:formula="of:=1-(1-([.$C17]-3)*[.$C$2]/[.$C$1])^[.D$5]" office:value-type="percentage" office:value="0.266666666666667" calcext:value-type="percentage">
            <text:p>26.7%</text:p>
          </table:table-cell>
          <table:table-cell table:style-name="ce21" table:formula="of:=1-(1-([.$C17]-3)*[.$C$2]/[.$C$1])^[.E$5]" office:value-type="percentage" office:value="0.844472010973937" calcext:value-type="percentage">
            <text:p>84.4%</text:p>
          </table:table-cell>
          <table:table-cell table:style-name="ce21" table:formula="of:=1-(1-([.$C17]-3)*[.$C$2]/[.$C$1])^[.F$5]" office:value-type="percentage" office:value="0.938664369364833" calcext:value-type="percentage">
            <text:p>93.9%</text:p>
          </table:table-cell>
          <table:table-cell table:style-name="ce21" table:formula="of:=1-(1-([.$C17]-3)*[.$C$2]/[.$C$1])^[.G$5]" office:value-type="percentage" office:value="0.975811044629509" calcext:value-type="percentage">
            <text:p>97.6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7]+1" office:value-type="float" office:value="12" calcext:value-type="float">
            <text:p>12</text:p>
          </table:table-cell>
          <table:table-cell table:style-name="ce6" table:formula="of:=1-(1-([.$C18]-3)*[.$C$2]/[.$C$1])^[.D$5]" office:value-type="percentage" office:value="0.3" calcext:value-type="percentage">
            <text:p>30.0%</text:p>
          </table:table-cell>
          <table:table-cell table:style-name="ce6" table:formula="of:=1-(1-([.$C18]-3)*[.$C$2]/[.$C$1])^[.E$5]" office:value-type="percentage" office:value="0.882351" calcext:value-type="percentage">
            <text:p>88.2%</text:p>
          </table:table-cell>
          <table:table-cell table:style-name="ce6" table:formula="of:=1-(1-([.$C18]-3)*[.$C$2]/[.$C$1])^[.F$5]" office:value-type="percentage" office:value="0.959646393" calcext:value-type="percentage">
            <text:p>96.0%</text:p>
          </table:table-cell>
          <table:table-cell table:style-name="ce6" table:formula="of:=1-(1-([.$C18]-3)*[.$C$2]/[.$C$1])^[.G$5]" office:value-type="percentage" office:value="0.986158712799" calcext:value-type="percentage">
            <text:p>98.6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8]+1" office:value-type="float" office:value="13" calcext:value-type="float">
            <text:p>13</text:p>
          </table:table-cell>
          <table:table-cell table:style-name="ce6" table:formula="of:=1-(1-([.$C19]-3)*[.$C$2]/[.$C$1])^[.D$5]" office:value-type="percentage" office:value="0.333333333333333" calcext:value-type="percentage">
            <text:p>33.3%</text:p>
          </table:table-cell>
          <table:table-cell table:style-name="ce6" table:formula="of:=1-(1-([.$C19]-3)*[.$C$2]/[.$C$1])^[.E$5]" office:value-type="percentage" office:value="0.912208504801097" calcext:value-type="percentage">
            <text:p>91.2%</text:p>
          </table:table-cell>
          <table:table-cell table:style-name="ce6" table:formula="of:=1-(1-([.$C19]-3)*[.$C$2]/[.$C$1])^[.F$5]" office:value-type="percentage" office:value="0.973987705126251" calcext:value-type="percentage">
            <text:p>97.4%</text:p>
          </table:table-cell>
          <table:table-cell table:style-name="ce6" table:formula="of:=1-(1-([.$C19]-3)*[.$C$2]/[.$C$1])^[.G$5]" office:value-type="percentage" office:value="0.992292653370741" calcext:value-type="percentage">
            <text:p>99.2%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19]+1" office:value-type="float" office:value="14" calcext:value-type="float">
            <text:p>14</text:p>
          </table:table-cell>
          <table:table-cell table:style-name="ce6" table:formula="of:=1-(1-([.$C20]-3)*[.$C$2]/[.$C$1])^[.D$5]" office:value-type="percentage" office:value="0.366666666666667" calcext:value-type="percentage">
            <text:p>36.7%</text:p>
          </table:table-cell>
          <table:table-cell table:style-name="ce6" table:formula="of:=1-(1-([.$C20]-3)*[.$C$2]/[.$C$1])^[.E$5]" office:value-type="percentage" office:value="0.935465183813443" calcext:value-type="percentage">
            <text:p>93.5%</text:p>
          </table:table-cell>
          <table:table-cell table:style-name="ce6" table:formula="of:=1-(1-([.$C20]-3)*[.$C$2]/[.$C$1])^[.F$5]" office:value-type="percentage" office:value="0.983605766510237" calcext:value-type="percentage">
            <text:p>98.4%</text:p>
          </table:table-cell>
          <table:table-cell table:style-name="ce6" table:formula="of:=1-(1-([.$C20]-3)*[.$C$2]/[.$C$1])^[.G$5]" office:value-type="percentage" office:value="0.995835257499767" calcext:value-type="percentage">
            <text:p>99.6%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0]+1" office:value-type="float" office:value="15" calcext:value-type="float">
            <text:p>15</text:p>
          </table:table-cell>
          <table:table-cell table:style-name="ce6" table:formula="of:=1-(1-([.$C21]-3)*[.$C$2]/[.$C$1])^[.D$5]" office:value-type="percentage" office:value="0.4" calcext:value-type="percentage">
            <text:p>40.0%</text:p>
          </table:table-cell>
          <table:table-cell table:style-name="ce6" table:formula="of:=1-(1-([.$C21]-3)*[.$C$2]/[.$C$1])^[.E$5]" office:value-type="percentage" office:value="0.953344" calcext:value-type="percentage">
            <text:p>95.3%</text:p>
          </table:table-cell>
          <table:table-cell table:style-name="ce6" table:formula="of:=1-(1-([.$C21]-3)*[.$C$2]/[.$C$1])^[.F$5]" office:value-type="percentage" office:value="0.989922304" calcext:value-type="percentage">
            <text:p>99.0%</text:p>
          </table:table-cell>
          <table:table-cell table:style-name="ce6" table:formula="of:=1-(1-([.$C21]-3)*[.$C$2]/[.$C$1])^[.G$5]" office:value-type="percentage" office:value="0.997823217664" calcext:value-type="percentage">
            <text:p>99.8%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1]+1" office:value-type="float" office:value="16" calcext:value-type="float">
            <text:p>16</text:p>
          </table:table-cell>
          <table:table-cell table:style-name="ce6" table:formula="of:=1-(1-([.$C22]-3)*[.$C$2]/[.$C$1])^[.D$5]" office:value-type="percentage" office:value="0.433333333333333" calcext:value-type="percentage">
            <text:p>43.3%</text:p>
          </table:table-cell>
          <table:table-cell table:style-name="ce6" table:formula="of:=1-(1-([.$C22]-3)*[.$C$2]/[.$C$1])^[.E$5]" office:value-type="percentage" office:value="0.966889480109739" calcext:value-type="percentage">
            <text:p>96.7%</text:p>
          </table:table-cell>
          <table:table-cell table:style-name="ce6" table:formula="of:=1-(1-([.$C22]-3)*[.$C$2]/[.$C$1])^[.F$5]" office:value-type="percentage" office:value="0.993975111695524" calcext:value-type="percentage">
            <text:p>99.4%</text:p>
          </table:table-cell>
          <table:table-cell table:style-name="ce6" table:formula="of:=1-(1-([.$C22]-3)*[.$C$2]/[.$C$1])^[.G$5]" office:value-type="percentage" office:value="0.998903693472597" calcext:value-type="percentage">
            <text:p>99.9%</text:p>
          </table:table-cell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 style:data-style-name="N2" text:time-value="18:11:37.998797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8-12-29T18:16:03.839240543</dc:date>
    <meta:editing-duration>PT2H15M29S</meta:editing-duration>
    <meta:editing-cycles>170</meta:editing-cycles>
    <meta:generator>LibreOffice/6.0.6.2$Linux_X86_64 LibreOffice_project/00m0$Build-2</meta:generator>
    <dc:creator>Toralf Förster</dc:cre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4.729cm" svg:y="0.357cm" chart:style-name="ch2">
          <text:p>coverage = 1-(1-(day-3)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0">
                <text:p>0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184055801097394">
                <text:p>0.184055801097394</text:p>
              </table:table-cell>
              <table:table-cell office:value-type="float" office:value="0.262960627146827">
                <text:p>0.262960627146827</text:p>
              </table:table-cell>
              <table:table-cell office:value-type="float" office:value="0.334235064277184">
                <text:p>0.3342350642771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338970776406036">
                <text:p>0.338970776406036</text:p>
              </table:table-cell>
              <table:table-cell office:value-type="float" office:value="0.46255875865427">
                <text:p>0.46255875865427</text:p>
              </table:table-cell>
              <table:table-cell office:value-type="float" office:value="0.563040365554761">
                <text:p>0.5630403655547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468559">
                <text:p>0.468559</text:p>
              </table:table-cell>
              <table:table-cell office:value-type="float" office:value="0.612579511">
                <text:p>0.612579511</text:p>
              </table:table-cell>
              <table:table-cell office:value-type="float" office:value="0.717570463519">
                <text:p>0.7175704635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57624722085048">
                <text:p>0.57624722085048</text:p>
              </table:table-cell>
              <table:table-cell office:value-type="float" office:value="0.724152635321038">
                <text:p>0.724152635321038</text:p>
              </table:table-cell>
              <table:table-cell office:value-type="float" office:value="0.820433582163058">
                <text:p>0.8204335821630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65102023319616">
                <text:p>0.665102023319616</text:p>
              </table:table-cell>
              <table:table-cell office:value-type="float" office:value="0.806193300532185">
                <text:p>0.806193300532185</text:p>
              </table:table-cell>
              <table:table-cell office:value-type="float" office:value="0.887843345215385">
                <text:p>0.8878433452153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737856">
                <text:p>0.737856</text:p>
              </table:table-cell>
              <table:table-cell office:value-type="float" office:value="0.865782272">
                <text:p>0.865782272</text:p>
              </table:table-cell>
              <table:table-cell office:value-type="float" office:value="0.931280523264">
                <text:p>0.9312805232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796932936899863">
                <text:p>0.796932936899863</text:p>
              </table:table-cell>
              <table:table-cell office:value-type="float" office:value="0.908491964565209">
                <text:p>0.908491964565209</text:p>
              </table:table-cell>
              <table:table-cell office:value-type="float" office:value="0.958763767883885">
                <text:p>0.9587637678838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844472010973937">
                <text:p>0.844472010973937</text:p>
              </table:table-cell>
              <table:table-cell office:value-type="float" office:value="0.938664369364833">
                <text:p>0.938664369364833</text:p>
              </table:table-cell>
              <table:table-cell office:value-type="float" office:value="0.975811044629509">
                <text:p>0.9758110446295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0.882351">
                <text:p>0.882351</text:p>
              </table:table-cell>
              <table:table-cell office:value-type="float" office:value="0.959646393">
                <text:p>0.959646393</text:p>
              </table:table-cell>
              <table:table-cell office:value-type="float" office:value="0.986158712799">
                <text:p>0.9861587127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12208504801097">
                <text:p>0.912208504801097</text:p>
              </table:table-cell>
              <table:table-cell office:value-type="float" office:value="0.973987705126251">
                <text:p>0.973987705126251</text:p>
              </table:table-cell>
              <table:table-cell office:value-type="float" office:value="0.992292653370741">
                <text:p>0.9922926533707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935465183813443">
                <text:p>0.935465183813443</text:p>
              </table:table-cell>
              <table:table-cell office:value-type="float" office:value="0.983605766510237">
                <text:p>0.983605766510237</text:p>
              </table:table-cell>
              <table:table-cell office:value-type="float" office:value="0.995835257499767">
                <text:p>0.9958352574997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953344">
                <text:p>0.953344</text:p>
              </table:table-cell>
              <table:table-cell office:value-type="float" office:value="0.989922304">
                <text:p>0.989922304</text:p>
              </table:table-cell>
              <table:table-cell office:value-type="float" office:value="0.997823217664">
                <text:p>0.9978232176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966889480109739">
                <text:p>0.966889480109739</text:p>
              </table:table-cell>
              <table:table-cell office:value-type="float" office:value="0.993975111695524">
                <text:p>0.993975111695524</text:p>
              </table:table-cell>
              <table:table-cell office:value-type="float" office:value="0.998903693472597">
                <text:p>0.998903693472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